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Text_20_body">In software development, front-end and back-end development play distinct but complementary roles. This summary compares the responsibilities of front-end and back-end developers and explains how full-stack developers integrate both to create cohesive and functional applications.</text:p>
      <text:h text:style-name="Heading_20_2" text:outline-level="2">What is Front-End Development?</text:h>
      <text:p text:style-name="Text_20_body">Front-end development involves creating the visual and interactive elements of websites or applications that users directly engage with. This is commonly referred to as the client side of development. Front-end developers ensure the website’s appearance is appealing and its functionality is responsive across various devices and screen sizes.</text:p>
      <text:h text:style-name="Heading_20_3" text:outline-level="3">Technologies Used in Front-End Development</text:h>
      <text:p text:style-name="Text_20_body">Front-end developers use a combination of:</text:p>
      <text:list xml:id="list728997476" text:style-name="L1">
        <text:list-item>
          <text:p text:style-name="P1">HTML (Hypertext markup language): structures content on web pages.</text:p>
        </text:list-item>
        <text:list-item>
          <text:p text:style-name="P1">CSS (Cascading style sheets): defines the layout, colors, and fonts.</text:p>
        </text:list-item>
        <text:list-item>
          <text:p text:style-name="P1">JavaScript: adds interactivity, such as form validation or dynamic content updates.</text:p>
        </text:list-item>
      </text:list>
      <text:p text:style-name="Text_20_body">Additionally, front-end developers often rely on frameworks like React or Vue.js to streamline their work.</text:p>
      <text:h text:style-name="Heading_20_3" text:outline-level="3">Key Responsibilities of Front-End Developers</text:h>
      <text:list xml:id="list410891083" text:style-name="L2">
        <text:list-item>
          <text:p text:style-name="P2">Responsiveness: ensuring websites adapt to different screen sizes and devices.</text:p>
        </text:list-item>
        <text:list-item>
          <text:p text:style-name="P2">Accessibility: making websites usable by individuals with disabilities.</text:p>
        </text:list-item>
        <text:list-item>
          <text:p text:style-name="P2">Security: implementing security measures to protect user data on the client-side.</text:p>
        </text:list-item>
      </text:list>
      <text:h text:style-name="Heading_20_2" text:outline-level="2">What is Back-End Development?</text:h>
      <text:p text:style-name="Text_20_body">Back-end development focuses on managing the server-side logic that powers websites and applications. It handles how data is processed, stored, and transmitted, allowing the front-end to operate effectively.</text:p>
      <text:h text:style-name="Heading_20_3" text:outline-level="3">Technologies Used in Back-End Development</text:h>
      <text:p text:style-name="Text_20_body">Back-end developers typically work with server-side programming languages such as:</text:p>
      <text:list xml:id="list1378294050" text:style-name="L3">
        <text:list-item>
          <text:p text:style-name="P3">C#</text:p>
        </text:list-item>
        <text:list-item>
          <text:p text:style-name="P3"><text:soft-page-break/>Ruby</text:p>
        </text:list-item>
        <text:list-item>
          <text:p text:style-name="P3">Python</text:p>
        </text:list-item>
      </text:list>
      <text:p text:style-name="Text_20_body">They also handle databases using technologies like SQL and MongoDB to manage and store data securely.</text:p>
      <text:h text:style-name="Heading_20_3" text:outline-level="3">Key Responsibilities of Back-End Developers</text:h>
      <text:list xml:id="list444093597" text:style-name="L4">
        <text:list-item>
          <text:p text:style-name="P4">API development: creating and maintaining Application Programming Interfaces (APIs) that allow different systems to communicate.</text:p>
        </text:list-item>
        <text:list-item>
          <text:p text:style-name="P4">Data management: storing and retrieving data efficiently and ensuring data security.</text:p>
        </text:list-item>
        <text:list-item>
          <text:p text:style-name="P4">System reliability: ensuring the back-end systems run smoothly, minimizing downtime, and addressing errors promptly.</text:p>
        </text:list-item>
      </text:list>
      <text:h text:style-name="Heading_20_2" text:outline-level="2">Shared Responsibilities of Front-End and Back-End Developers</text:h>
      <text:p text:style-name="Text_20_body">Both front-end and back-end developers engage in key tasks such as:</text:p>
      <text:list xml:id="list3520238894" text:style-name="L5">
        <text:list-item>
          <text:p text:style-name="P5">Coding: writing code to build user interfaces or back-end system features.</text:p>
        </text:list-item>
        <text:list-item>
          <text:p text:style-name="P5">Testing: running unit, integration, and user interface tests to ensure everything functions correctly.</text:p>
        </text:list-item>
        <text:list-item>
          <text:p text:style-name="P5">Debugging: identifying and fixing issues or "bugs" that arise during testing.</text:p>
        </text:list-item>
      </text:list>
      <text:p text:style-name="Text_20_body">Despite these shared responsibilities, their focus differs—front-end developers concentrate on user interaction, while back-end developers ensure the server-side functions correctly.</text:p>
      <text:h text:style-name="Heading_20_2" text:outline-level="2">The Role of Full-Stack Development</text:h>
      <text:p text:style-name="Text_20_body">Full-stack developers are versatile professionals who manage a web application's front-end and back-end aspects. They have a comprehensive understanding of client- and server-side processes, allowing them to oversee the entire development cycle.</text:p>
      <text:h text:style-name="Heading_20_3" text:outline-level="3">Integrating Front-End and Back-End Development</text:h>
      <text:p text:style-name="Text_20_body">Integration is key to creating functional applications that provide a seamless user experience. Full-stack developers bridge the gap between the two by integrating:</text:p>
      <text:p text:style-name="Text_20_body">APIs: Ensuring that front-end interfaces communicate effectively with back-end systems.</text:p>
      <text:p text:style-name="Text_20_body">Services: Handling server-side operations such as authentication and data management.</text:p>
      <text:h text:style-name="Heading_20_3" text:outline-level="3"><text:soft-page-break/>The Full-Stack Development Workflow</text:h>
      <text:p text:style-name="Text_20_body">The integration of front-end and back-end is typically achieved through a defined workflow, which includes:</text:p>
      <text:list xml:id="list3591952273" text:style-name="L6">
        <text:list-item>
          <text:p text:style-name="P6">Planning and design: gathering requirements and defining technical specifications.</text:p>
        </text:list-item>
        <text:list-item>
          <text:p text:style-name="P6">Development: building the front-end user interface and back-end logic.</text:p>
        </text:list-item>
        <text:list-item>
          <text:p text:style-name="P6">Integration: connecting the front-end with back-end APIs and services.</text:p>
        </text:list-item>
        <text:list-item>
          <text:p text:style-name="P6">Testing: verifying that the application functions as expected through thorough testing.</text:p>
        </text:list-item>
        <text:list-item>
          <text:p text:style-name="P6">Deployment: launch the application and continuing to monitor its performance for issu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6:27:44.857000000</dc:date>
    <meta:editing-duration>PT13S</meta:editing-duration>
    <meta:editing-cycles>1</meta:editing-cycles>
    <meta:document-statistic meta:table-count="0" meta:image-count="0" meta:object-count="0" meta:page-count="3" meta:paragraph-count="45" meta:word-count="537" meta:character-count="3971" meta:non-whitespace-character-count="3500"/>
    <meta:generator>LibreOffice/7.3.4.2$Windows_X86_64 LibreOffice_project/728fec16bd5f605073805c3c9e7c4212a0120dc5</meta:generator>
  </office:meta>
</office:document-meta>
</file>